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How to Pass Command Line Arguments in Shell Script</text:h>
      <text:p text:style-name="Standard"/>
      <text:p text:style-name="Text_20_body">To pass a command line argument we can simply write them after script name separated with space. All command line parameters can be access by their position number using $. A sample example of passing command line argument to shell script.</text:p>
      <text:p text:style-name="P5">sh myScript.sh 10 rahul tecadmin.net</text:p>
      <text:list xml:id="list1907265050" text:style-name="L1">
        <text:list-item>
          <text:p text:style-name="P3">: Linux shell</text:p>
        </text:list-item>
        <text:list-item>
          <text:p text:style-name="P3">: Linux shell script</text:p>
        </text:list-item>
        <text:list-item>
          <text:p text:style-name="P3">: First command line parameter accessible by $1</text:p>
        </text:list-item>
        <text:list-item>
          <text:p text:style-name="P3">: Second command line parameter accessible by $2</text:p>
        </text:list-item>
        <text:list-item>
          <text:p text:style-name="P1">: Third command line parameter accessible by $3</text:p>
        </text:list-item>
      </text:list>
      <text:h text:style-name="Heading_20_2" text:outline-level="2">Access Command Line Argument with Position Number</text:h>
      <text:p text:style-name="Text_20_body">So as above example command line parameters are accessible at $1, $2, $3…. $9, $10…. $100 etc. Maximum length of command line parameters are not defined by shell but it’s defined by operating system and measured in Kilobytes.</text:p>
      <text:list xml:id="list3601378773" text:style-name="L2">
        <text:list-item>
          <text:list>
            <text:list-item>
              <text:p text:style-name="P4">– Store all command line arguments</text:p>
            </text:list-item>
            <text:list-item>
              <text:p text:style-name="P4">– Store all command line arguments</text:p>
            </text:list-item>
            <text:list-item>
              <text:p text:style-name="P4">– Store count of command line arguments</text:p>
            </text:list-item>
            <text:list-item>
              <text:p text:style-name="P4">– Store name of script itself</text:p>
            </text:list-item>
            <text:list-item>
              <text:p text:style-name="P4">– Store first command line argument</text:p>
            </text:list-item>
            <text:list-item>
              <text:p text:style-name="P4">– Store second command line argument</text:p>
            </text:list-item>
            <text:list-item>
              <text:p text:style-name="P4">– Store third command line argument</text:p>
            </text:list-item>
            <text:list-item>
              <text:p text:style-name="P4">– Store 9’th command line argument</text:p>
            </text:list-item>
            <text:list-item>
              <text:p text:style-name="P4">– Store 10’th command line argument</text:p>
            </text:list-item>
            <text:list-item>
              <text:p text:style-name="P2">– Store 99’th command line argument</text:p>
            </text:list-item>
          </text:list>
        </text:list-item>
      </text:list>
      <text:h text:style-name="Heading_20_4" text:outline-level="4">Example 1:</text:h>
      <text:p text:style-name="Text_20_body">Create a shell script to Print all Argument with script name and total number of arguments passed. create script file <text:span text:style-name="Strong_20_Emphasis">myScript.sh</text:span> suing following content.</text:p>
      <text:p text:style-name="P5"># vim myScript.sh</text:p>
      <text:p text:style-name="Preformatted_20_Text">#!/bin/bash</text:p>
      <text:p text:style-name="Preformatted_20_Text"/>
      <text:p text:style-name="Preformatted_20_Text">echo Script Name: "$0"</text:p>
      <text:p text:style-name="Preformatted_20_Text">echo Total Number of Argument Passed: "$#"</text:p>
      <text:p text:style-name="Preformatted_20_Text">echo Arguments List -</text:p>
      <text:p text:style-name="Preformatted_20_Text">echo 1. $1</text:p>
      <text:p text:style-name="Preformatted_20_Text">echo 2. $2</text:p>
      <text:p text:style-name="Preformatted_20_Text">echo 3. $3</text:p>
      <text:p text:style-name="Preformatted_20_Text"/>
      <text:p text:style-name="P5">echo All Arguments are: "$*"</text:p>
      <text:p text:style-name="Text_20_body"><text:span text:style-name="Strong_20_Emphasis">Execute the script </text:span></text:p>
      <text:p text:style-name="Preformatted_20_Text"><text:s/>sh myScript.sh <text:s/>10 rahul tecadmin.net</text:p>
      <text:p text:style-name="Preformatted_20_Text"/>
      <text:p text:style-name="Preformatted_20_Text">Script Name: myScrit.sh</text:p>
      <text:p text:style-name="Preformatted_20_Text">Total Number of Argument Passed: 3</text:p>
      <text:p text:style-name="Preformatted_20_Text">Arguments List -</text:p>
      <text:p text:style-name="Preformatted_20_Text">1. 10</text:p>
      <text:p text:style-name="Preformatted_20_Text">2. rahul</text:p>
      <text:p text:style-name="Preformatted_20_Text">3. tecadmin.net</text:p>
      <text:p text:style-name="P5">All Arguments are: 10 rahul tecadmin.net</text:p>
      <text:h text:style-name="Heading_20_4" text:outline-level="4">Example 2:</text:h>
      <text:p text:style-name="Text_20_body">Create loop through all arguments in shell script. To do this create a shell script file <text:span text:style-name="Strong_20_Emphasis">myScript2.sh</text:span> suing following content.</text:p>
      <text:p text:style-name="P5"># vim myScript2.sh</text:p>
      <text:p text:style-name="Preformatted_20_Text">#!/bin/bash</text:p>
      <text:p text:style-name="Preformatted_20_Text"/>
      <text:p text:style-name="Preformatted_20_Text">for i in "$@"</text:p>
      <text:p text:style-name="Preformatted_20_Text">do</text:p>
      <text:p text:style-name="Preformatted_20_Text"><text:s text:c="2"/>echo Argument: $i</text:p>
      <text:p text:style-name="P5">done</text:p>
      <text:p text:style-name="Text_20_body"><text:span text:style-name="Strong_20_Emphasis">Execute the script </text:span></text:p>
      <text:p text:style-name="Preformatted_20_Text">./myScript2.sh <text:s/>10 rahul tecadmin.net</text:p>
      <text:p text:style-name="Preformatted_20_Text"/>
      <text:p text:style-name="Preformatted_20_Text">Argument: 10</text:p>
      <text:p text:style-name="Preformatted_20_Text">Argument: rahul</text:p>
      <text:p text:style-name="P5">Argument: tecadmin.net</text:p>
      <text:h text:style-name="Heading_20_2" text:outline-level="2">Access Command Line Argument by Shifting Position</text:h>
      <text:p text:style-name="Text_20_body">We can also access all command line arguments by shifting their position in a shell script. Like access your first command line argument with $1. Now shift arguments with 1. It means the second argument is now at first position, similarity third is at second and so on.</text:p>
      <text:p text:style-name="Text_20_body">Create a shell script <text:span text:style-name="Strong_20_Emphasis">myScript3.sh</text:span> using below content and execute with argument. Now watch how parameters are shifted using “shift &lt;number&gt;” command in a shell script.</text:p>
      <text:p text:style-name="Preformatted_20_Text">#!/bin/bash</text:p>
      <text:p text:style-name="Preformatted_20_Text"/>
      <text:p text:style-name="Preformatted_20_Text">echo First Argument is: $1</text:p>
      <text:p text:style-name="Preformatted_20_Text"/>
      <text:p text:style-name="Preformatted_20_Text">echo " &gt;&gt; Shifting argument position by 1"</text:p>
      <text:p text:style-name="Preformatted_20_Text">shift 1</text:p>
      <text:p text:style-name="Preformatted_20_Text"/>
      <text:p text:style-name="Preformatted_20_Text">echo Now first Argument is: $1</text:p>
      <text:p text:style-name="Preformatted_20_Text">echo " &gt;&gt; Now Shifting position with 2"</text:p>
      <text:p text:style-name="Preformatted_20_Text">shift 2</text:p>
      <text:p text:style-name="Preformatted_20_Text"/>
      <text:p text:style-name="Preformatted_20_Text">echo Now first Argument is: $1</text:p>
      <text:p text:style-name="Preformatted_20_Text">echo " &gt;&gt; Now shifting position with 4"</text:p>
      <text:p text:style-name="Preformatted_20_Text">shift 4</text:p>
      <text:p text:style-name="Preformatted_20_Text"/>
      <text:p text:style-name="P5">echo Now first Argument is: $1</text:p>
      <text:p text:style-name="Text_20_body"><text:span text:style-name="Strong_20_Emphasis">Execute the script </text:span>and closely observe the output of $1 in script.</text:p>
      <text:p text:style-name="Preformatted_20_Text">[root@tecadmin ~]# sh myScrit3.sh a friend in need is a friend indeed</text:p>
      <text:p text:style-name="Preformatted_20_Text"/>
      <text:p text:style-name="Preformatted_20_Text">First Argument is: a </text:p>
      <text:p text:style-name="Preformatted_20_Text"><text:s/>&gt;&gt; Shifting argument position by 1</text:p>
      <text:p text:style-name="Preformatted_20_Text">Now first Argument is: friend</text:p>
      <text:p text:style-name="Preformatted_20_Text"><text:s/>&gt;&gt; Now Shifting position with 2</text:p>
      <text:p text:style-name="Preformatted_20_Text">Now first Argument is: need</text:p>
      <text:p text:style-name="Preformatted_20_Text"><text:s/>&gt;&gt; Now shifting position with 4</text:p>
      <text:p text:style-name="P5">Now first Argument is: indeed</text:p>
      <text:p text:style-name="Text_20_body">I hope this will help you for understanding command line arguments in a shell script. For any suggestion please add your com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8:07:54.911532862</meta:creation-date>
    <dc:date>2019-08-08T18:09:58.182417968</dc:date>
    <meta:editing-duration>PT2M4S</meta:editing-duration>
    <meta:editing-cycles>1</meta:editing-cycles>
    <meta:document-statistic meta:table-count="0" meta:image-count="0" meta:object-count="0" meta:page-count="1" meta:paragraph-count="77" meta:word-count="554" meta:character-count="3200" meta:non-whitespace-character-count="2717"/>
    <meta:generator>LibreOffice/6.0.7.3$Linux_X86_64 LibreOffice_project/00m0$Build-3</meta:generator>
  </office:meta>
</office:document-meta>
</file>